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image/png" manifest:full-path="Pictures/100000000000005E0000005E7153379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fill_5f_none_5f_trans_5f_0">
      <style:graphic-properties style:vertical-pos="top" style:vertical-rel="page-content" style:horizontal-pos="right" style:horizontal-rel="page-content">
        <style:columns fo:column-count="1" fo:column-gap="0cm"/>
      </style:graphic-properties>
    </style:style>
    <style:style style:name="fr2" style:family="graphic" style:parent-style-name="fill_5f_none_5f_no_5f_transparency">
      <style:graphic-properties style:vertical-pos="bottom" style:vertical-rel="page-content">
        <style:columns fo:column-count="1" fo:column-gap="0cm"/>
      </style:graphic-properties>
    </style:style>
    <style:style style:name="fr3" style:family="graphic" style:parent-style-name="fill_5f_solid_5f_trans_5f_100">
      <style:graphic-properties style:vertical-pos="bottom" style:vertical-rel="page-content" style:horizontal-pos="right" style:horizontal-rel="paragraph-cont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ill_5f_none_5f_trans_5f_100" draw:name="fill_none_transparency_100%" text:anchor-type="page" text:anchor-page-number="1" svg:width="5.001cm" draw:z-index="1">
        <draw:text-box fo:min-height="4.001cm">
          <text:p text:style-name="Frame_20_contents">UI fill none; transparency 100%</text:p>
        </draw:text-box>
        <svg:title>top left</svg:title>
        <svg:desc>UI fill none; transparency 100%</svg:desc>
      </draw:frame>
      <draw:frame draw:style-name="fr1" draw:name="UI_fill_none_transparency_0%" text:anchor-type="page" text:anchor-page-number="1" svg:width="5.001cm" svg:height="4.001cm" draw:z-index="0">
        <draw:text-box>
          <text:p text:style-name="Frame_20_contents">UI fill none; transparency 0%</text:p>
        </draw:text-box>
        <svg:title>top_right</svg:title>
        <svg:desc>UI fill none; transparency 0%</svg:desc>
      </draw:frame>
      <draw:frame draw:style-name="fr2" draw:name="UI_fill_none_no_transparency" text:anchor-type="page" text:anchor-page-number="1" svg:width="5.001cm" draw:z-index="2">
        <draw:text-box fo:min-height="4.001cm">
          <text:p text:style-name="Frame_20_contents">UI fill none; no transparency</text:p>
        </draw:text-box>
        <svg:title>bottom left</svg:title>
        <svg:desc>UI fill none; no transparency</svg:desc>
      </draw:frame>
      <draw:frame draw:style-name="fr3" draw:name="UI_fill_solid_transparency_100%" text:anchor-type="page" text:anchor-page-number="1" svg:width="5.001cm" draw:z-index="3">
        <draw:text-box fo:min-height="4.001cm">
          <text:p text:style-name="Frame_20_contents">UI fill solid; transparency 100%</text:p>
        </draw:text-box>
        <svg:title>bottom_right</svg:title>
        <svg:desc>UI fill solid; transparency 100%</svg:desc>
      </draw:frame>
      <text:p text:style-name="Standard">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Sky" xlink:href="Pictures/100000000000005E0000005E71533790.pn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b2b2b2"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text-properties fo:color="#000000"/>
    </style:style>
    <style:style style:name="fill_5f_none_5f_trans_5f_100" style:display-name="fill_none_trans_100" style:family="graphic" style:parent-style-name="Frame">
      <style:graphic-properties svg:width="5.001cm" fo:min-height="4.001cm" text:anchor-type="paragraph" svg:x="0cm" fo:margin-left="0cm" fo:margin-right="0cm" fo:margin-top="0cm" fo:margin-bottom="0cm" style:wrap="run-through" style:number-wrapped-paragraphs="no-limit" style:horizontal-pos="left" style:horizontal-rel="paragraph-content" draw:opacity="0%" draw:fill-image-width="0cm" draw:fill-image-height="0cm" fo:padding="0.349cm" fo:border="0.088cm solid #ffff00"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Untitled1" style:family="graphic" style:parent-style-name="fill_5f_none_5f_trans_5f_100"/>
    <style:style style:name="fill_5f_none_5f_trans_5f_0" style:display-name="fill_none_trans_0" style:family="graphic" style:parent-style-name="Frame">
      <style:graphic-properties svg:width="5.001cm" svg:height="4.001cm" text:anchor-type="paragraph" svg:x="0cm" fo:margin-left="0cm" fo:margin-right="0cm" fo:margin-top="0cm" fo:margin-bottom="0cm" style:wrap="run-through" style:number-wrapped-paragraphs="no-limit" style:horizontal-pos="right" style:horizontal-rel="paragraph-content" draw:opacity="100%" draw:fill-image-width="0cm" draw:fill-image-height="0cm" fo:padding="0.349cm" fo:border="0.088cm solid #ff9900" style:shadow="none"/>
    </style:style>
    <style:style style:name="fill_5f_none_5f_no_5f_transparency" style:display-name="fill_none_no_transparency" style:family="graphic" style:parent-style-name="Frame">
      <style:graphic-properties svg:width="5.001cm" fo:min-height="4.001cm" text:anchor-type="paragraph" svg:x="0cm" svg:y="0cm" fo:margin-left="0cm" fo:margin-right="0cm" fo:margin-top="0cm" fo:margin-bottom="0cm" style:wrap="run-through" style:number-wrapped-paragraphs="no-limit" style:vertical-pos="bottom" style:vertical-rel="paragraph-content" style:horizontal-pos="left" style:horizontal-rel="paragraph-content" draw:fill-image-width="0cm" draw:fill-image-height="0cm" fo:padding="0.349cm" fo:border="0.088cm solid #ff66ff" style:shadow="none"/>
    </style:style>
    <style:style style:name="fill_5f_solid_5f_trans_5f_100" style:display-name="fill_solid_trans_100" style:family="graphic" style:parent-style-name="Frame">
      <style:graphic-properties svg:width="5.001cm" fo:min-height="4.001cm" text:anchor-type="paragraph" svg:x="0cm" svg:y="0cm" fo:margin-left="0cm" fo:margin-right="0cm" fo:margin-top="0cm" fo:margin-bottom="0cm" style:wrap="run-through" style:number-wrapped-paragraphs="no-limit" style:vertical-pos="bottom" style:vertical-rel="paragraph-content" style:horizontal-pos="right" style:horizontal-rel="paragraph-content" fo:background-color="#808080" style:background-transparency="100%" draw:fill="solid" draw:fill-color="#808080" draw:opacity="0%" draw:fill-image-width="0cm" draw:fill-image-height="0cm" fo:padding="0.349cm" fo:border="0.088cm solid #3333ff" style:shadow="none">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10.5cm" style:num-format="1" style:print-orientation="landscape" fo:margin-top="0.499cm" fo:margin-bottom="0.499cm" fo:margin-left="0.499cm" fo:margin-right="0.499cm" fo:background-color="#ffffff" style:writing-mode="lr-tb" draw:fill="bitmap" draw:fill-image-name="Sky" draw:fill-image-width="0cm" draw:fill-image-height="0cm" draw:tile-repeat-offset="0% vertical" style:footnote-max-height="0cm">
        <style:background-image xlink:href="Pictures/100000000000005E0000005E71533790.png" xlink:type="simple" xlink:actuate="onLoad"/>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10.5cm" style:num-format="1" style:print-orientation="landscape" fo:margin-top="0.499cm" fo:margin-bottom="0.499cm" fo:margin-left="0.499cm" fo:margin-right="0.499cm" fo:background-color="#ffffff" style:writing-mode="lr-tb" style:footnote-max-height="0cm">
        <style:background-image xlink:href="Pictures/100000000000005E0000005E71533790.png"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OldStandard"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gina Henschel</meta:initial-creator>
    <meta:creation-date>2015-01-12T17:45:13.81</meta:creation-date>
    <dc:date>2015-01-12T18:28:42.27</dc:date>
    <dc:creator>Regina Henschel</dc:creator>
    <meta:editing-duration>PT29M57S</meta:editing-duration>
    <meta:editing-cycles>11</meta:editing-cycles>
    <meta:generator>OpenOffice/4.2.0$Win32 OpenOffice.org_project/420m1$Build-9800</meta:generator>
    <meta:document-statistic meta:table-count="0" meta:image-count="0" meta:object-count="0" meta:page-count="1" meta:paragraph-count="5" meta:word-count="306" meta:character-count="1637"/>
  </office:meta>
</office:document-meta>
</file>